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41cm" fo:min-width="0.403cm" draw:shadow="hidden"/>
    </style:style>
    <style:style style:name="gr2" style:family="graphic" style:parent-style-name="standard">
      <style:graphic-properties draw:textarea-horizontal-align="justify" draw:textarea-vertical-align="middle" draw:auto-grow-height="false" fo:min-height="1.048cm" fo:min-width="1.917cm" fo:wrap-option="no-wrap" draw:shadow="hidden"/>
    </style:style>
    <style:style style:name="gr3" style:family="graphic" style:parent-style-name="standard">
      <style:graphic-properties draw:textarea-horizontal-align="justify" draw:textarea-vertical-align="middle" draw:auto-grow-height="false" fo:min-height="0.859cm" fo:min-width="3.201cm"/>
    </style:style>
    <style:style style:name="gr4" style:family="graphic" style:parent-style-name="standard">
      <style:graphic-properties draw:textarea-horizontal-align="justify" draw:textarea-vertical-align="middle" draw:auto-grow-height="false" fo:min-height="1.751cm" fo:min-width="2.901cm"/>
    </style:style>
    <style:style style:name="P1" style:family="paragraph">
      <style:paragraph-properties fo:text-align="center"/>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902cm" svg:height="1.3cm" svg:x="9.6cm" svg:y="2.7cm">
          <text:p text:style-name="P1">XLS</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layer="layout" svg:width="0.902cm" svg:height="1.3cm" svg:x="9.602cm" svg:y="4.5cm">
          <text:p text:style-name="P1">XLS</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layer="layout" svg:width="0.902cm" svg:height="1.3cm" svg:x="9.6cm" svg:y="6.3cm">
          <text:p text:style-name="P1">XLS</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1" draw:layer="layout" svg:width="3.7cm" svg:height="2cm" svg:x="1.6cm" svg:y="4.1cm">
          <text:p text:style-name="P1">GIO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0.902cm" svg:height="1.3cm" svg:x="14.996cm" svg:y="2.6cm">
          <text:p text:style-name="P1">CSV</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layer="layout" svg:width="0.902cm" svg:height="1.3cm" svg:x="14.998cm" svg:y="4.4cm">
          <text:p text:style-name="P1">CSV</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layer="layout" svg:width="0.902cm" svg:height="1.3cm" svg:x="14.998cm" svg:y="6.2cm">
          <text:p text:style-name="P1">CSV</text:p>
          <draw:enhanced-geometry svg:viewBox="0 0 21600 21600" draw:glue-points="10800 0 0 10800 10800 21600 21600 10800" draw:text-areas="0 0 21600 ?f11" draw:type="paper" draw:modifiers="108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3.7cm" svg:height="2.1cm" svg:x="20cm" svg:y="4.1cm">
          <text:p text:style-name="P1">Postgre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 draw:layer="layout" svg:width="3.4cm" svg:height="2cm" svg:x="5.8cm" svg:y="4.1cm">
          <text:p text:style-name="P1">download</text:p>
          <draw:enhanced-geometry svg:viewBox="0 0 21600 21600" draw:text-areas="0 0 21600 21600" draw:type="chevron" draw:modifiers="17306.674507497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1" draw:layer="layout" svg:width="3.4cm" svg:height="2cm" svg:x="11.2cm" svg:y="4.1cm">
          <text:p text:style-name="P1">convert</text:p>
          <draw:enhanced-geometry svg:viewBox="0 0 21600 21600" draw:text-areas="0 0 21600 21600" draw:type="chevron" draw:modifiers="17306.674507497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1" draw:layer="layout" svg:width="3.4cm" svg:height="2cm" svg:x="16.3cm" svg:y="4.2cm">
          <text:p text:style-name="P1">load </text:p>
          <text:p text:style-name="P1">to DB</text:p>
          <draw:enhanced-geometry svg:viewBox="0 0 21600 21600" draw:text-areas="0 0 21600 21600" draw:type="chevron" draw:modifiers="17306.674507497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4T14:58:10.851439313</meta:creation-date>
    <dc:date>2018-04-05T18:12:18.313046260</dc:date>
    <meta:editing-duration>P1DT2H50M40S</meta:editing-duration>
    <meta:editing-cycles>15</meta:editing-cycles>
    <meta:generator>LibreOffice/6.0.0.3$MacOSX_X86_64 LibreOffice_project/64a0f66915f38c6217de274f0aa8e15618924765</meta:generator>
    <meta:document-statistic meta:object-count="11"/>
  </office:meta>
</office:document-meta>
</file>